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15%" fo:text-indent="1.27cm" style:auto-text-indent="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margin-left="0cm" fo:margin-right="0cm" fo:line-height="115%" fo:text-indent="1.27cm" style:auto-text-indent="false" style:writing-mode="lr-tb"/>
    </style:style>
    <style:style style:name="P4" style:family="paragraph" style:parent-style-name="Standard">
      <style:paragraph-properties fo:margin-left="0cm" fo:margin-right="0cm" fo:line-height="115%" fo:text-indent="1.27cm" style:auto-text-indent="false" style:writing-mode="lr-tb"/>
      <style:text-properties officeooo:paragraph-rsid="001d9b5d"/>
    </style:style>
    <style:style style:name="P5" style:family="paragraph" style:parent-style-name="Standard">
      <style:paragraph-properties fo:margin-left="0cm" fo:margin-right="0cm" fo:line-height="115%" fo:text-indent="1.27cm" style:auto-text-indent="false" style:writing-mode="lr-tb"/>
      <style:text-properties officeooo:rsid="001e00a9" officeooo:paragraph-rsid="001e00a9"/>
    </style:style>
    <style:style style:name="P6" style:family="paragraph" style:parent-style-name="Standard">
      <style:paragraph-properties fo:margin-left="0cm" fo:margin-right="0cm" fo:line-height="115%" fo:text-indent="1.27cm" style:auto-text-indent="false" style:writing-mode="lr-tb"/>
      <style:text-properties fo:font-weight="bold" officeooo:rsid="001e00a9" officeooo:paragraph-rsid="001e00a9" style:font-weight-asian="bold" style:font-weight-complex="bold"/>
    </style:style>
    <style:style style:name="P7" style:family="paragraph" style:parent-style-name="Standard" style:master-page-name="Standard">
      <style:paragraph-properties fo:margin-left="0cm" fo:margin-right="0cm" fo:line-height="115%" fo:text-indent="1.27cm" style:auto-text-indent="false" style:page-number="auto" fo:break-before="auto" fo:break-after="auto" style:writing-mode="lr-tb"/>
      <style:text-properties fo:font-weight="bold" officeooo:rsid="001e00a9" officeooo:paragraph-rsid="001e00a9" style:font-weight-asian="bold" style:font-weight-complex="bold"/>
    </style:style>
    <style:style style:name="P8" style:family="paragraph" style:parent-style-name="Standard">
      <style:paragraph-properties fo:line-height="115%" style:writing-mode="lr-tb"/>
      <style:text-properties fo:font-size="12pt" fo:font-weight="bold" officeooo:rsid="001e00a9" officeooo:paragraph-rsid="001e00a9" style:font-size-asian="12pt" style:font-weight-asian="bold" style:font-size-complex="12pt" style:font-weight-complex="bold"/>
    </style:style>
    <style:style style:name="P9" style:family="paragraph" style:parent-style-name="Standard">
      <style:paragraph-properties fo:line-height="115%" style:writing-mode="lr-tb"/>
      <style:text-properties fo:font-size="12pt" fo:font-weight="normal" officeooo:rsid="001e00a9" officeooo:paragraph-rsid="001e00a9" style:font-size-asian="12pt" style:font-weight-asian="normal" style:font-size-complex="12pt" style:font-weight-complex="normal"/>
    </style:style>
    <style:style style:name="P10" style:family="paragraph" style:parent-style-name="Standard">
      <style:paragraph-properties fo:line-height="115%" fo:break-before="auto" fo:break-after="auto"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style:font-name="Times New Roman" fo:font-size="12pt" officeooo:rsid="001d9b5d" style:font-name-asian="Times New Roman" style:font-size-asian="12pt" style:font-name-complex="Times New Roman" style:font-size-complex="12pt"/>
    </style:style>
    <style:style style:name="T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4" style:family="text">
      <style:text-properties fo:font-size="12pt" style:font-size-asian="12pt" style:font-size-complex="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Wstęp</text:span></text:p>
      <text:p text:style-name="P5"><text:span text:style-name="T1"/></text:p>
      <text:p text:style-name="P5"><text:span text:style-name="T1">ble ble ble</text:span></text:p>
      <text:p text:style-name="P4"><text:span text:style-name="T1"/></text:p>
      <text:p text:style-name="P4"><text:span text:style-name="T1"/></text:p>
      <text:p text:style-name="P6"><text:span text:style-name="T1">Geneza pracy</text:span></text:p>
      <text:p text:style-name="P4"><text:span text:style-name="T1"/></text:p>
      <text:p text:style-name="P3"><text:span text:style-name="T1">Niniejszy projekt został stworzony by rozwiązać problem wystepujący we wspólnotach mieszkaniowych. W mieszkaniach wspólnot mieszkaniowych za naprawę </text:span><text:span text:style-name="T1"><office:annotation office:name="__Annotation__2800_1914708030"><dc:creator>nieznany</dc:creator><dc:date>2015-10-22T12:19:15.225000000</dc:date><text:list text:style-name=""><text:list-item><text:p text:style-name="P11"><text:span text:style-name="T3">Co to są awarie znaczące ?</text:span></text:p></text:list-item></text:list></office:annotation></text:span><text:span text:style-name="T1">awarii znaczących</text:span><office:annotation-end office:name="__Annotation__2800_1914708030"/><text:span text:style-name="T1"> odpowiada zarząd. Mieszkaniec nie może na własną rękę wzywać specjalistów lub samemu naprawiać takich usterek. Zobowiązany jest w tej kwestii współpracować z</text:span> <text:span text:style-name="T1">zarządem budynku lub wspólnoty. Za przykład weźmy sobie sytuację, która niejednokrotnie spotyka mieszkańców i zarządce. </text:span></text:p>
      <text:p text:style-name="P1"><text:span text:style-name="T1">Wyobraźmy sobie, że jesteśmy mieszkańcami, a w naszym mieszkaniu dochodzi do rozszczelnienia instalacji wodno-kanalizacyjnej. W takim przypadku <text:s/>mamy obowiązek zgłosić </text:span><text:span text:style-name="T2">awarię</text:span><text:span text:style-name="T1"> do zarządcy by problem został rozwiązany przez specjalistów oddelegowanych i opłaconych przez </text:span><text:span text:style-name="T2">wspólnotę.</text:span><text:span text:style-name="T1"> Dodajmy do tego, że do awarii dochodzi w dzień wolny od pracy. Mieszkaniec ma więc możliwość zgłoszenia problemu osobiście - udając się do odpowiedniej osoby lub wykonując telefon. Proces ten zajmuje kilka minut lecz nie zawsze przynosi oczekiwane rezultaty - na przykład gdy zarządca jest akurat nieobecny. Wówczas czas poświęcony na próbę zgłoszenia jest czasem straconym. </text:span></text:p>
      <text:p text:style-name="P1"><text:span text:style-name="T1">Spójrzmy na ten problem od strony osoby zarządzającej wspólnotą. Mieszkaniec zgłasza awarię </text:span><text:span text:style-name="T1"><office:annotation office:name="__Annotation__2801_1914708030"><dc:creator>nieznany</dc:creator><dc:date>2015-10-22T12:23:29.112000000</dc:date><text:list text:continue-numbering="true" text:style-name=""><text:list-item><text:p text:style-name="P11"><text:span text:style-name="T3">Tak ułożone zdanie zugeruje, ze to mieszkaniec szuka tej firmy I ten raport robi</text:span></text:p></text:list-item></text:list></office:annotation></text:span><text:span text:style-name="T1">po czym sporządza raport</text:span><office:annotation-end office:name="__Annotation__2801_1914708030"/><text:span text:style-name="T1">, a następnie odnajduje odpowiednią firmę która usunie usterkę. Całość pochłania sporo czasu.</text:span><text:span text:style-name="T4"><office:annotation office:name="__Annotation__2802_1914708030"><dc:creator>nieznany</dc:creator><dc:date>2015-10-22T12:24:00.333000000</dc:date><text:list text:continue-numbering="true" text:style-name=""><text:list-item><text:p text:style-name="P11"><text:span text:style-name="T3">Trochę to zdanie może być dla czytającego niezrozumiałe</text:span></text:p></text:list-item></text:list></office:annotation></text:span><text:span text:style-name="T1"> Dodatkowo zobowiązuje zarząd</text:span><text:span text:style-name="T2">ce</text:span><text:span text:style-name="T1"> do obecności w swoim biurze lub dyżuru telefonicznego</text:span><office:annotation-end office:name="__Annotation__2802_1914708030"/><text:span text:style-name="T1">. Jest to czasochłonne oraz generuje spore koszty. </text:span></text:p>
      <text:p text:style-name="P2"><text:span text:style-name="T1"><text:tab/>Stając przed rozwiązaniem takiego problemu należy zadać sobie pytanie czy nie ma już jakiegoś </text:span><text:span text:style-name="T1"><office:annotation office:name="__Annotation__2803_1914708030"><dc:creator>nieznany</dc:creator><dc:date>2015-10-22T12:24:58.116000000</dc:date><text:list text:continue-numbering="true" text:style-name=""><text:list-item><text:p text:style-name="P11"><text:span text:style-name="T3">Trochę to słowo nie pasuje</text:span></text:p></text:list-item></text:list></office:annotation></text:span><text:span text:style-name="T1">systemu</text:span><office:annotation-end office:name="__Annotation__2803_1914708030"/><text:span text:style-name="T1"> rozwiązującego go. Próba znalezienia przez nas gotowego rozwiązania zakończyła się niepowodzeniem. Obecnie na rynku <text:s/>nie ma dostępnej aplikacji lub systemu pozwalającego na uproszczenie i uskutecznienie procesu zgłaszania awar</text:span><text:span text:style-name="T1"><office:annotation><dc:creator>nieznany</dc:creator><dc:date>2015-10-22T12:26:22.476000000</dc:date><text:list text:continue-numbering="true" text:style-name=""><text:list-item><text:p text:style-name="P11"><text:span text:style-name="T3">Jakiej awarii, czego ??</text:span></text:p></text:list-item><text:list-item><text:p text:style-name="P11"><text:span text:style-name="T3">To że było coś wcześniej w temacie, nie oznacza, że chodzi dalej o awarie w mieszkaniach. Lepiej zawsze niejednoznaczności nie stwarzać.</text:span></text:p></text:list-item></text:list></office:annotation></text:span><text:span text:style-name="T1">ii. </text:span></text:p>
      <text:p text:style-name="P2"><text:span text:style-name="T1"><text:tab/>Naszym pomysłem na rozwiązanie tego kłopo</text:span><text:span text:style-name="T1"><office:annotation><dc:creator>nieznany</dc:creator><dc:date>2015-10-22T12:27:10.244000000</dc:date><text:list text:continue-numbering="true" text:style-name=""><text:list-item><text:p text:style-name="P11"><text:span text:style-name="T3">Troszkę językiem potocznym</text:span></text:p></text:list-item></text:list></office:annotation></text:span><text:span text:style-name="T1">tu jest stworzenie aplikacji webowej i mobilnej, która sprowadzi do minimum formalności związane ze zgłaszaniem usterek. Przyspieszy proces <text:s/>ich zgłaszania, a także odciąży zarządce. Od momentu wdrożenia naszej aplikacji raporty generowane będą automatycznie, praca związana z ich uzupełnianiem będzie </text:span><text:span text:style-name="T2">przeniesiona</text:span><text:span text:style-name="T1"> na mieszkańca, który w łatwy i uporządkowany sposób zgłosi usterkę poprzez odpowiedni formularz. Będą one dostępne poprzez zalogowanie się do aplikacji lub serwisu internetowego. Po jego uzupełnieniu zarządca otrzyma powiadomienie na swoim koncie, będzie mógł zmienić status rozpatrzenia zgłoszenia, a także przekazać zadanie </text:span><text:span text:style-name="T2">rozwiązania</text:span><text:span text:style-name="T1"> problemu do odpowiedniego fachowca. Cały proces będzie sprowadzał się do kilku operacji na urządzeniu mobilnym lub komputerze PC z dostępem do sieci Internet. </text:span></text:p>
      <text:p text:style-name="P10"/>
      <text:p text:style-name="P8">Cel pracy</text:p>
      <text:p text:style-name="P8"/>
      <text:p text:style-name="P8">Celem pracy jest .</text:p>
      <text:p text:style-name="P8"><text:soft-page-break/>Zawartość pracy</text:p>
      <text:p text:style-name="P9">Dla osiągnięcia wyżej wymienionego celu pracy została zrealizowana … składająca się ze wstępu, x rozdziałów, oraz podsumowania. W rozdziale 1 została zaprezentowan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10-22T12:44:58.955000000</dc:date>
    <meta:editing-duration>PT13M28S</meta:editing-duration>
    <meta:document-statistic meta:table-count="0" meta:image-count="0" meta:object-count="0" meta:page-count="2" meta:paragraph-count="12" meta:word-count="383" meta:character-count="2869" meta:non-whitespace-character-count="2488"/>
  </office:meta>
</office:document-meta>
</file>